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902be" officeooo:paragraph-rsid="001902be"/>
    </style:style>
    <style:style style:name="P2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d030a" officeooo:paragraph-rsid="001d030a"/>
    </style:style>
    <style:style style:name="P3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ea94b" officeooo:paragraph-rsid="001ea94b"/>
    </style:style>
    <style:style style:name="P4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2232de" officeooo:paragraph-rsid="002232de"/>
    </style:style>
    <style:style style:name="P5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2adc2a" officeooo:paragraph-rsid="002adc2a"/>
    </style:style>
    <style:style style:name="T1" style:family="text">
      <style:text-properties officeooo:rsid="001b29c6"/>
    </style:style>
    <style:style style:name="T2" style:family="text">
      <style:text-properties officeooo:rsid="001d030a"/>
    </style:style>
    <style:style style:name="T3" style:family="text">
      <style:text-properties officeooo:rsid="0023c03d"/>
    </style:style>
    <style:style style:name="T4" style:family="text">
      <style:text-properties officeooo:rsid="002a1c5a"/>
    </style:style>
    <style:style style:name="T5" style:family="text">
      <style:text-properties officeooo:rsid="002b0943"/>
    </style:style>
    <style:style style:name="T6" style:family="text">
      <style:text-properties officeooo:rsid="002d5977"/>
    </style:style>
    <style:style style:name="T7" style:family="text">
      <style:text-properties officeooo:rsid="002e7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ia <text:span text:style-name="T1">(0134,001)</text:span></text:p>
      <text:p text:style-name="P1"/>
      <text:p text:style-name="P3">values –1</text:p>
      <text:p text:style-name="P1"/>
      <text:p text:style-name="P1">Prologue<text:tab/>1</text:p>
      <text:p text:style-name="P1">Act 1, scene 1<text:tab/>28</text:p>
      <text:p text:style-name="P1">Act 1, scene 2<text:tab/>172</text:p>
      <text:p text:style-name="P2">Act 1, scene 3<text:tab/>206</text:p>
      <text:p text:style-name="P1">Act 1, scene <text:span text:style-name="T2">4</text:span><text:tab/>228</text:p>
      <text:p text:style-name="P1">Act 1, scene <text:span text:style-name="T2">5</text:span><text:tab/>236</text:p>
      <text:p text:style-name="P1"/>
      <text:p text:style-name="P1">Act II, scene 1<text:tab/>301</text:p>
      <text:p text:style-name="P1">Act II, scene 2<text:tab/>338</text:p>
      <text:p text:style-name="P1">Act II, scene 3<text:tab/>375</text:p>
      <text:p text:style-name="P1">Act II, scene 4<text:tab/>404</text:p>
      <text:p text:style-name="P1">Act II, scene 5<text:tab/>412</text:p>
      <text:p text:style-name="P1">Act II, scene 6<text:tab/>432</text:p>
      <text:p text:style-name="P1"/>
      <text:p text:style-name="P1">Act III, scene 1<text:tab/>459</text:p>
      <text:p text:style-name="P1">Act III, scene 2<text:tab/>481</text:p>
      <text:p text:style-name="P1">Act III, scene 3<text:tab/><text:span text:style-name="T4">533</text:span></text:p>
      <text:p text:style-name="P1">Act III, scene 4<text:tab/>580*</text:p>
      <text:p text:style-name="P5">Act III, scene 5<text:tab/><text:span text:style-name="T5">607</text:span></text:p>
      <text:p text:style-name="P1"/>
      <text:p text:style-name="P1">Act IV, scene 1<text:tab/>625</text:p>
      <text:p text:style-name="P1">Act IV, scene 2<text:tab/>684</text:p>
      <text:p text:style-name="P4">Act IV, scene 3<text:tab/>716</text:p>
      <text:p text:style-name="P1">Act IV, scene <text:span text:style-name="T3">4</text:span><text:tab/>740</text:p>
      <text:p text:style-name="P1">Act IV, scene <text:span text:style-name="T3">5</text:span><text:tab/>796</text:p>
      <text:p text:style-name="P1"/>
      <text:p text:style-name="P1">Act V, scene 1<text:tab/>820</text:p>
      <text:p text:style-name="P1">Act V, scene 2<text:tab/>842</text:p>
      <text:p text:style-name="P1">Act V, scene 3<text:tab/>872</text:p>
      <text:p text:style-name="P1">Act V, scene 4<text:tab/>904</text:p>
      <text:p text:style-name="P1">Act V, scene 5<text:tab/>957</text:p>
      <text:p text:style-name="P1"/>
      <text:p text:style-name="P1">The last line of the play is no. 981. There <text:span text:style-name="T6">are short fragments after </text:span>the end. <text:span text:style-name="T7">See Evernote for PHI numbering system for these l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5:16:05.729326274</meta:creation-date>
    <dc:date>2020-06-09T10:47:18.166145631</dc:date>
    <meta:editing-duration>PT2H7M49S</meta:editing-duration>
    <meta:editing-cycles>17</meta:editing-cycles>
    <meta:generator>LibreOffice/6.2.6.2$MacOSX_X86_64 LibreOffice_project/684e730861356e74889dfe6dbddd3562aae2e6ad</meta:generator>
    <meta:document-statistic meta:table-count="0" meta:image-count="0" meta:object-count="0" meta:page-count="1" meta:paragraph-count="30" meta:word-count="161" meta:character-count="658" meta:non-whitespace-character-count="527"/>
  </office:meta>
</office:document-meta>
</file>